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Title">When I'm sorry I wash dishes</text:h>
      <text:p text:style-name="Text_20_body">Your casserole dish takes the longest:<text:line-break/>it has some baked-in crust from when you<text:line-break/>cooked chicken last night. Washing it<text:line-break/>allows me to think about this poem's title<text:line-break/>and the first few lines. Now that I've<text:line-break/>written them down, I've forgotten the rest.</text:p>
      <text:p text:style-name="Text_20_body">While scraping at something with my finger-<text:line-break/>nail, I catch myself wondering again whether<text:line-break/>you'll thank me for washing your dishes.<text:line-break/>I realize that this would defeat the point<text:line-break/>of my gesture, that this has destroyed<text:line-break/>all good thoughts I've had about saying</text:p>
      <text:p text:style-name="Text_20_body">"I'm sorry." This, this is the reason why<text:line-break/>I am always apologizing: because I never<text:line-break/>mean it, because there is always, in [some<text:line-break/>attic]attic, a thought roaming that says, insists:</text:p>
      <text:p text:style-name="Text_20_body">"I've done nothing wrong, and I deserve<text:line-break/>all I can take, and more than that.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When I'm sorry I wash dishes</dc:title>
  </office:meta>
</office:document-meta>
</file>